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Cold Wastes – This large, desolate area isolates isolates the kingdom of Aralan from the rest of Dreyüs. Its name is a simple descriptor, accurately describing the desolate and frigid wasteland. No other name exists for this place, as no one lives here and traditions of all those living around it recognize it simply as thus. </text:p>
      <text:p text:style-name="P1"><text:tab/>The squall season creates terrible blizzards that flow out from these region, and hailstorms can strike year-round, with tornadoes sometimes sweeping across the flat, open tundra. The dire conditions and deadly storms make travel overland nearly impossible. Sky and sea sailing ships sail around the edge, and while it is possible for a land journey to take a similar route, it would require intense preparation and likely still face deadly dilemmas along the way. </text:p>
      <text:p text:style-name="P1"><text:s/><text:tab/>Wild storms, barren geography, and a strong permafrost prevent any sort of flora or fauna to prosper here, further contributing to the sparse, empty nature of the region. As of the modern era, no known natural resources of value exist here either, likely all extracted long ago if any existed at all. <text:tab/>By and large, this area today is functions as a natural barrier that protects Aralan against foreign threats and makes invasion simply impossible. Historically this has prevented any unifying forces in Dreyüs from being able to bring Aralan into the fold, thus insuring its ability to build and maintain a base of power that, however small, has remained independent, isolationist, and xenophobic in comparison to every other major power in Dreyüs.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2M37S</meta:editing-duration>
    <meta:editing-cycles>5</meta:editing-cycles>
    <meta:generator>OpenOffice/4.1.15$Win32 OpenOffice.org_project/4115m2$Build-9813</meta:generator>
    <dc:date>2024-05-09T00:22:13.01</dc:date>
    <meta:document-statistic meta:table-count="0" meta:image-count="0" meta:object-count="0" meta:page-count="1" meta:paragraph-count="3" meta:word-count="253" meta:character-count="1546"/>
    <meta:user-defined meta:name="Info 1"/>
    <meta:user-defined meta:name="Info 2"/>
    <meta:user-defined meta:name="Info 3"/>
    <meta:user-defined meta:name="Info 4"/>
  </office:meta>
</office:document-meta>
</file>